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3e58" officeooo:paragraph-rsid="00023e58"/>
    </style:style>
    <style:style style:name="P2" style:family="paragraph" style:parent-style-name="Standard">
      <style:text-properties officeooo:rsid="00041a3e" officeooo:paragraph-rsid="00041a3e"/>
    </style:style>
    <style:style style:name="P3" style:family="paragraph" style:parent-style-name="Standard">
      <style:text-properties officeooo:paragraph-rsid="00041a3e"/>
    </style:style>
    <style:style style:name="P4" style:family="paragraph" style:parent-style-name="Standard">
      <style:paragraph-properties style:line-height-at-least="0.503cm"/>
      <style:text-properties fo:color="#000000" loext:opacity="100%" officeooo:rsid="00041a3e"/>
    </style:style>
    <style:style style:name="P5" style:family="paragraph" style:parent-style-name="Standard">
      <style:paragraph-properties style:line-height-at-least="0.503cm"/>
      <style:text-properties fo:color="#000000" loext:opacity="100%" fo:font-style="italic" fo:background-color="#ffffff" style:font-style-asian="italic" style:font-style-complex="italic"/>
    </style:style>
    <style:style style:name="P6" style:family="paragraph" style:parent-style-name="Standard">
      <style:text-properties fo:color="#000000" loext:opacity="100%" style:font-name="Consolas" fo:font-size="10.5pt" fo:font-style="italic" fo:font-weight="normal" officeooo:rsid="00023e58" officeooo:paragraph-rsid="00023e58" fo:background-color="#ffffff" style:font-style-asian="italic" style:font-style-complex="italic"/>
    </style:style>
    <style:style style:name="P7" style:family="paragraph" style:parent-style-name="Standard">
      <style:paragraph-properties style:line-height-at-least="0.503cm"/>
      <style:text-properties fo:color="#000000" loext:opacity="100%" style:font-name="Consolas" fo:font-size="10.5pt" fo:font-style="italic" fo:font-weight="normal" fo:background-color="#ffffff" style:font-style-asian="italic" style:font-style-complex="italic"/>
    </style:style>
    <style:style style:name="P8" style:family="paragraph" style:parent-style-name="Standard">
      <style:text-properties fo:color="#000000" loext:opacity="100%" style:font-name="Consolas" fo:font-size="10.5pt" fo:font-style="italic" fo:font-weight="normal" officeooo:rsid="00041a3e" officeooo:paragraph-rsid="00041a3e" fo:background-color="#ffffff" style:font-style-asian="italic" style:font-style-complex="italic"/>
    </style:style>
    <style:style style:name="P9" style:family="paragraph" style:parent-style-name="Standard">
      <style:text-properties officeooo:rsid="00041a3e" officeooo:paragraph-rsid="00041a3e"/>
    </style:style>
    <style:style style:name="P10" style:family="paragraph" style:parent-style-name="Standard">
      <style:text-properties officeooo:rsid="00023e58" officeooo:paragraph-rsid="00023e58"/>
    </style:style>
    <style:style style:name="P11" style:family="paragraph" style:parent-style-name="Standard">
      <style:paragraph-properties style:line-height-at-least="0.503cm"/>
      <style:text-properties fo:color="#000000" loext:opacity="100%" style:font-name="Consolas" fo:font-size="10.5pt" fo:font-style="italic" fo:font-weight="normal" fo:background-color="#ffffff" style:font-style-asian="italic" style:font-style-complex="italic"/>
    </style:style>
    <style:style style:name="P12" style:family="paragraph" style:parent-style-name="Standard">
      <style:paragraph-properties style:line-height-at-least="0.503cm"/>
      <style:text-properties fo:color="#000000" loext:opacity="100%" style:font-name="Consolas" fo:font-size="10.5pt" fo:font-style="normal" fo:font-weight="normal" officeooo:rsid="0005201e" officeooo:paragraph-rsid="0005201e" fo:background-color="#ffffff" style:font-size-asian="10.5pt" style:font-style-asian="normal" style:font-weight-asian="normal" style:font-size-complex="10.5pt" style:font-style-complex="normal" style:font-weight-complex="normal"/>
    </style:style>
    <style:style style:name="P13" style:family="paragraph" style:parent-style-name="Standard">
      <style:paragraph-properties style:line-height-at-least="0.503cm"/>
      <style:text-properties fo:color="#000000" loext:opacity="100%" style:font-name="Consolas" fo:font-size="14pt" fo:font-style="italic" fo:font-weight="bold" officeooo:rsid="0005201e" officeooo:paragraph-rsid="0005201e" fo:background-color="#ffffff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Standard">
      <style:text-properties fo:font-size="10.5pt" officeooo:rsid="00023e58" officeooo:paragraph-rsid="00023e58" style:font-size-asian="10.5pt" style:font-size-complex="10.5pt"/>
    </style:style>
    <style:style style:name="T1" style:family="text">
      <style:text-properties officeooo:rsid="00041a3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Consolas" fo:font-size="10.5pt" fo:font-weight="normal"/>
    </style:style>
    <style:style style:name="T4" style:family="text">
      <style:text-properties fo:color="#e6edf3" loext:opacity="100%" fo:font-style="italic" fo:background-color="#ffffff" loext:char-shading-value="0" style:font-style-asian="italic" style:font-style-complex="italic"/>
    </style:style>
    <style:style style:name="T5" style:family="text">
      <style:text-properties fo:color="#000000" loext:opacity="100%" style:font-name="Consolas" fo:font-size="10.5pt" fo:font-style="italic" fo:font-weight="normal" fo:background-color="#ffffff" loext:char-shading-value="0" style:font-style-asian="italic" style:font-style-complex="italic"/>
    </style:style>
    <style:style style:name="T6" style:family="text">
      <style:text-properties officeooo:rsid="000429b9"/>
    </style:style>
    <style:style style:name="T7" style:family="text">
      <style:text-properties officeooo:rsid="000520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ML pojem</text:p>
      <text:p text:style-name="P1">-zkratka pro hypertextový značkovací jazyk, který <text:s/>se používá pro definování obsahu a struktury stránky</text:p>
      <text:p text:style-name="P1">- pomocí HTML píšeme kod, ve kterém říkáme co na stránce bude a jakým způsobem to tam bude uložené</text:p>
      <text:p text:style-name="P1"/>
      <text:p text:style-name="P1">CSS pojem</text:p>
      <text:p text:style-name="P1">- kaskadové styly</text:p>
      <text:p text:style-name="P1">- dodáváme vzhled (písmo, barva textu, cokoliv vizuálního)</text:p>
      <text:p text:style-name="P1"/>
      <text:p text:style-name="P1">JavaScript pojem</text:p>
      <text:p text:style-name="P1">-přidává chování na stránku (chování, reakce…)</text:p>
      <text:p text:style-name="P1"/>
      <text:p text:style-name="P1"/>
      <text:p text:style-name="P1">HTML</text:p>
      <text:p text:style-name="P1">-není to programovací jazyk</text:p>
      <text:p text:style-name="P1">-značkovací jazyk, kterým dáváme textu význam</text:p>
      <text:p text:style-name="P1">-značky pro nadpisy, odstavce, odkazy, zvýrazněné texty</text:p>
      <text:p text:style-name="P1">- &gt;,&lt; <text:span text:style-name="T1">anglicky „tag“</text:span></text:p>
      <text:p text:style-name="P1"/>
      <text:p text:style-name="P1">- <text:span text:style-name="T1">na nové stránce, jejiž soubor pojmenujeme „index.html“, napíšeme vykřičník „!“ a automatiicky se nám tam vytvoří základní části pro fungující webstránku, vše by mělo být zahrnuto v &lt;head&gt;&lt;/head&gt;</text:span></text:p>
      <text:p text:style-name="P1"/>
      <text:p text:style-name="P2">název stránky – title ( &lt;title&gt;&lt;/title&gt;)</text:p>
      <text:p text:style-name="P2">-vytvoření stylu pozadí a fontu &lt;style&gt; html {font-size:22} ; body {background-color, color}</text:p>
      <text:p text:style-name="P3"><text:span text:style-name="T1">-vytvoření ikony stránky <text:s/>pod název stránky </text:span><text:span text:style-name="T4"> </text:span><text:span text:style-name="T5">&lt;link rel="icon" href="HTML5.png" type="image/x-icon"&gt;</text:span></text:p>
      <text:p text:style-name="P5">    <text:span text:style-name="T3">&lt;link rel="stylesheet" href="main.css" type="text/css"&gt;</text:span></text:p>
      <text:p text:style-name="P4"/>
      <text:p text:style-name="P1"/>
      <text:p text:style-name="P1">nadpisy </text:p>
      <text:p text:style-name="P1">-h1 největší &lt;h1&gt; &lt;/h1&gt; - <text:span text:style-name="T1">jediná 1</text:span></text:p>
      <text:p text:style-name="P1">-H2</text:p>
      <text:p text:style-name="P1">-h3</text:p>
      <text:p text:style-name="P1">-H4</text:p>
      <text:p text:style-name="P1">-h5</text:p>
      <text:p text:style-name="P1">-h6</text:p>
      <text:p text:style-name="P1"/>
      <text:p text:style-name="P1">&lt;<text:span text:style-name="T7">br&gt; - odenterování</text:span></text:p>
      <text:p text:style-name="P1"/>
      <text:p text:style-name="P1">odstavce</text:p>
      <text:p text:style-name="P1">-p &lt;p&gt;&lt;/p&gt;</text:p>
      <text:p text:style-name="P1"/>
      <text:p text:style-name="P1">odražky (pintíky...)</text:p>
      <text:p text:style-name="P1">&lt;ul&gt;,&lt;/ul&gt; mezi to vepsat &lt;li&gt;&lt;/li&gt; (li=položka seznamu)</text:p>
      <text:p text:style-name="P1"/>
      <text:p text:style-name="P1">organizovaný seznam (číslovaný)</text:p>
      <text:p text:style-name="P1">&lt;ol&gt;&lt;/ol&gt; mezi to vepsat &lt;li&gt;.&lt;/li&gt;</text:p>
      <text:p text:style-name="P1"/>
      <text:p text:style-name="P2">rozdělovací čára &lt;hr&gt;</text:p>
      <text:p text:style-name="P2"/>
      <text:p text:style-name="P2"><text:soft-page-break/>kurzíva &lt;em&gt;&lt;/em&gt; , tučný text &lt;strong&gt;&lt;/strong&gt;</text:p>
      <text:p text:style-name="P2">&lt;<text:span text:style-name="T6">dl&gt;&lt;/dl&gt; description list</text:span></text:p>
      <text:p text:style-name="P2"/>
      <text:p text:style-name="P2">když mám nějakou zkratku a chci, aby když na ni člověk ukáže myší, mu ukázala význam </text:p>
      <text:p text:style-name="P8">&lt;abbr title="Mozilla Developer Network"&gt;MDN&lt;/abr&gt;</text:p>
      <text:p text:style-name="P2"/>
      <text:p text:style-name="P3"><text:span text:style-name="T1">copyright </text:span><text:span text:style-name="T5">&amp;lt;&amp;lt;&amp;lt; &amp;copy; Barbora Kralova &amp;gt;&amp;gt;&amp;gt;</text:span></text:p>
      <text:p text:style-name="P2"/>
      <text:p text:style-name="P1"/>
      <text:p text:style-name="P2">funkce „otevřít živý přenos“ -pravý klik</text:p>
      <text:p text:style-name="P2"/>
      <text:p text:style-name="P2"><text:span text:style-name="T2">Markup Validation Service</text:span> je nutný pro kontrolu stránky, jestliáá všechny náležitsti správně a má funkční kody, errory, atd – načíst soubor</text:p>
      <text:p text:style-name="P1"/>
      <text:p text:style-name="P6">&lt;!DOCTYPE html&gt;</text:p>
      <text:p text:style-name="P7">&lt;html lang="en"&gt;</text:p>
      <text:p text:style-name="P7">&lt;head&gt;</text:p>
      <text:p text:style-name="P5">    <text:span text:style-name="T3">&lt;meta charset="UTF-8"&gt;</text:span></text:p>
      <text:p text:style-name="P5">    <text:span text:style-name="T3">&lt;meta name="author" content="Barbora Kralova"&gt;</text:span></text:p>
      <text:p text:style-name="P5">    <text:span text:style-name="T3">&lt;meta name="description" content="Tahle stránka obsahuje všechny věci, které se učím o HTML"&gt;</text:span></text:p>
      <text:p text:style-name="P5">    </text:p>
      <text:p text:style-name="P5">    <text:span text:style-name="T3">&lt;title&gt;"Moje první webová stránka"&lt;/title&gt;</text:span></text:p>
      <text:p text:style-name="P5">    <text:span text:style-name="T3">&lt;link rel="icon" href="HTML5.png" type="image/x-icon"&gt;</text:span></text:p>
      <text:p text:style-name="P5">    <text:span text:style-name="T3">&lt;link rel="stylesheet" href="main.css" type="text/css"&gt;</text:span></text:p>
      <text:p text:style-name="P5"/>
      <text:p text:style-name="P7">&lt;/head&gt;</text:p>
      <text:p text:style-name="P7">&lt;body&gt;</text:p>
      <text:p text:style-name="P7"/>
      <text:p text:style-name="P13">DĚLÁNÍ ODKAZŮ</text:p>
      <text:p text:style-name="P12">&lt;a href=“dané html stránky“&gt;&lt;název jaký bude viditelný na naši webové stránce&gt;&lt;/a&gt; takto mi to z moji stránky přejde přímo tam, pokud bych chtěla, aby se mi daná stránka otevřela v dalším okně, napíšu: &lt;a href=“dané html stránky“target=“blank“&gt;název, text, který má být viditelný, klikací&lt;/a&gt;</text:p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1T11:19:35.925000000</meta:creation-date>
    <dc:date>2024-01-18T09:29:43.922000000</dc:date>
    <meta:editing-duration>P4DT22H33M15S</meta:editing-duration>
    <meta:editing-cycles>4</meta:editing-cycles>
    <meta:generator>LibreOffice/7.5.2.2$Windows_X86_64 LibreOffice_project/53bb9681a964705cf672590721dbc85eb4d0c3a2</meta:generator>
    <meta:document-statistic meta:table-count="0" meta:image-count="0" meta:object-count="0" meta:page-count="2" meta:paragraph-count="54" meta:word-count="320" meta:character-count="2391" meta:non-whitespace-character-count="2085"/>
  </office:meta>
</office:document-meta>
</file>